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18DBCC27400C5E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791cm"/>
    </style:style>
    <style:style style:name="Procedemento.B" style:family="table-column">
      <style:table-column-properties style:column-width="11.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14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officeooo:rsid="0208713f" officeooo:paragraph-rsid="0243b290"/>
    </style:style>
    <style:style style:name="P1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2d560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6847d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6847d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6847d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847db" officeooo:paragraph-rsid="026847d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officeooo:rsid="0263f649" officeooo:paragraph-rsid="026802a2" style:font-size-asian="12pt" style:font-size-complex="12pt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54e736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55e746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5b8b33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46eeba" officeooo:paragraph-rsid="0246eeba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5b8b33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46eeba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68cc59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6bb81f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52f497" officeooo:paragraph-rsid="0252f497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52f497" officeooo:paragraph-rsid="0274e3d7" style:font-size-asian="12pt" style:font-weight-asian="normal" style:font-name-complex="Calibri1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ef7ade" officeooo:paragraph-rsid="0274e3d7" style:font-size-asian="12pt" style:font-weight-asian="normal" style:font-name-complex="Calibri1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0f9d84" officeooo:paragraph-rsid="0274e3d7" style:font-size-asian="12pt" style:font-weight-asian="normal" style:font-name-complex="Calibri1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5124f4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68930e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6e0853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6a7a03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6bb81f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6e0853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6a7a03" officeooo:paragraph-rsid="026bb81f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6bb81f" officeooo:paragraph-rsid="026ca2e5"/>
    </style:style>
    <style:style style:name="P42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46eeba" officeooo:paragraph-rsid="0246eeba" style:font-size-asian="12pt" style:font-weight-asian="normal" style:font-name-complex="Calibri1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52f497" officeooo:paragraph-rsid="0252f497" style:font-size-asian="12pt" style:font-weight-asian="normal" style:font-name-complex="Calibri1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53a8ba" officeooo:paragraph-rsid="0253a8ba" style:font-size-asian="12pt" style:font-weight-asian="normal" style:font-name-complex="Calibri1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1215b" officeooo:paragraph-rsid="0274e3d7" style:font-size-asian="12pt" style:font-weight-asian="normal" style:font-name-complex="Calibri1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15acb0" officeooo:paragraph-rsid="0274e3d7" style:font-size-asian="12pt" style:font-weight-asian="normal" style:font-name-complex="Calibri1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ef7ade" officeooo:paragraph-rsid="0274e3d7" style:font-size-asian="12pt" style:font-weight-asian="normal" style:font-name-complex="Calibri1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77dc54" officeooo:paragraph-rsid="0277dc54" style:font-size-asian="12pt" style:font-weight-asian="normal" style:font-name-complex="Calibri1" style:font-size-complex="12pt" style:font-weight-complex="normal"/>
    </style:style>
    <style:style style:name="P4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440b10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124f4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12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3" style:family="text">
      <style:text-properties fo:color="#000000" style:font-name="Calibri2" fo:font-size="12pt" fo:language="gl" fo:country="ES" fo:font-weight="normal" officeooo:rsid="022f026a" style:font-size-asian="12pt" style:font-weight-asian="normal" style:font-name-complex="Calibri1" style:font-size-complex="12pt" style:font-weight-complex="normal"/>
    </style:style>
    <style:style style:name="T14" style:family="text">
      <style:text-properties fo:color="#000000" style:font-name="Calibri2" fo:font-size="12pt" fo:language="gl" fo:country="ES" fo:font-weight="normal" officeooo:rsid="024701ff" style:font-size-asian="12pt" style:font-weight-asian="normal" style:font-name-complex="Calibri1" style:font-size-complex="12pt" style:font-weight-complex="normal"/>
    </style:style>
    <style:style style:name="T15" style:family="text">
      <style:text-properties fo:color="#000000" style:font-name="Calibri2" fo:font-size="12pt" fo:language="gl" fo:country="ES" fo:font-weight="normal" officeooo:rsid="02600ff1" style:font-size-asian="12pt" style:font-weight-asian="normal" style:font-name-complex="Calibri1" style:font-size-complex="12pt" style:font-weight-complex="normal"/>
    </style:style>
    <style:style style:name="T16" style:family="text">
      <style:text-properties fo:color="#000000" style:font-name="Calibri2" fo:font-size="12pt" fo:language="gl" fo:country="ES" fo:font-weight="normal" officeooo:rsid="0268930e" style:font-size-asian="12pt" style:font-weight-asian="normal" style:font-name-complex="Calibri1" style:font-size-complex="12pt" style:font-weight-complex="normal"/>
    </style:style>
    <style:style style:name="T17" style:family="text">
      <style:text-properties fo:color="#000000" style:font-name="Calibri2" fo:font-size="12pt" fo:language="gl" fo:country="ES" fo:font-weight="normal" officeooo:rsid="0268cc59" style:font-size-asian="12pt" style:font-weight-asian="normal" style:font-name-complex="Calibri1" style:font-size-complex="12pt" style:font-weight-complex="normal"/>
    </style:style>
    <style:style style:name="T18" style:family="text">
      <style:text-properties fo:color="#000000" style:font-name="Calibri2" fo:font-size="12pt" fo:language="gl" fo:country="ES" fo:font-weight="normal" officeooo:rsid="026a7a03" style:font-size-asian="12pt" style:font-weight-asian="normal" style:font-name-complex="Calibri1" style:font-size-complex="12pt" style:font-weight-complex="normal"/>
    </style:style>
    <style:style style:name="T19" style:family="text">
      <style:text-properties fo:color="#000000" style:font-name="Calibri2" fo:font-size="12pt" fo:language="gl" fo:country="ES" fo:font-weight="normal" officeooo:rsid="026e0853" style:font-size-asian="12pt" style:font-weight-asian="normal" style:font-name-complex="Calibri1" style:font-size-complex="12pt" style:font-weight-complex="normal"/>
    </style:style>
    <style:style style:name="T20" style:family="text">
      <style:text-properties fo:color="#000000" style:font-name="Calibri2" fo:font-size="12pt" fo:language="gl" fo:country="ES" fo:font-weight="normal" officeooo:rsid="026fac15" style:font-size-asian="12pt" style:font-weight-asian="normal" style:font-name-complex="Calibri1" style:font-size-complex="12pt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3c0135" style:font-weight-asian="normal" style:font-weight-complex="normal"/>
    </style:style>
    <style:style style:name="T23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24" style:family="text">
      <style:text-properties style:font-name="Liberation Sans" fo:font-size="12pt" fo:language="gl" fo:country="ES" officeooo:rsid="0211215b" style:font-size-asian="10.5pt" style:font-size-complex="12pt"/>
    </style:style>
    <style:style style:name="T25" style:family="text">
      <style:text-properties style:font-name="Liberation Sans" fo:font-size="12pt" fo:language="gl" fo:country="ES" officeooo:rsid="01bc2cda" style:font-size-asian="10.5pt" style:font-size-complex="12pt"/>
    </style:style>
    <style:style style:name="T26" style:family="text">
      <style:text-properties style:font-name="Liberation Sans" fo:font-size="12pt" fo:language="gl" fo:country="ES" officeooo:rsid="0243b290" style:font-size-asian="10.5pt" style:font-size-complex="12pt"/>
    </style:style>
    <style:style style:name="T27" style:family="text">
      <style:text-properties style:font-name="Liberation Sans" fo:font-size="12pt" fo:language="gl" fo:country="ES" officeooo:rsid="0211215b" style:font-size-asian="12pt" style:font-size-complex="12pt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style:font-name="Liberation Sans" fo:font-size="12pt" officeooo:rsid="025124f4" style:font-size-asian="12pt" style:font-size-complex="12pt"/>
    </style:style>
    <style:style style:name="T30" style:family="text">
      <style:text-properties officeooo:rsid="0243b290"/>
    </style:style>
    <style:style style:name="T31" style:family="text">
      <style:text-properties officeooo:rsid="02546edb"/>
    </style:style>
    <style:style style:name="T32" style:family="text">
      <style:text-properties officeooo:rsid="01d4aaa9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2747b23"/>
    </style:style>
    <style:style style:name="T35" style:family="text">
      <style:text-properties officeooo:rsid="02661659"/>
    </style:style>
    <style:style style:name="T36" style:family="text">
      <style:text-properties officeooo:rsid="0266a1fd"/>
    </style:style>
    <style:style style:name="T37" style:family="text">
      <style:text-properties fo:language="gl" fo:country="ES" officeooo:rsid="01bc2cda" style:font-size-asian="10.5pt"/>
    </style:style>
    <style:style style:name="T38" style:family="text">
      <style:text-properties fo:language="gl" fo:country="ES" officeooo:rsid="0211215b" style:font-size-asian="10.5pt"/>
    </style:style>
    <style:style style:name="T39" style:family="text">
      <style:text-properties officeooo:rsid="026847db"/>
    </style:style>
    <style:style style:name="T40" style:family="text">
      <style:text-properties officeooo:rsid="0268cc59"/>
    </style:style>
    <style:style style:name="T41" style:family="text">
      <style:text-properties officeooo:rsid="026a7a03"/>
    </style:style>
    <style:style style:name="T42" style:family="text">
      <style:text-properties officeooo:rsid="026fac15"/>
    </style:style>
    <style:style style:name="T43" style:family="text">
      <style:text-properties officeooo:rsid="02710387"/>
    </style:style>
    <style:style style:name="T44" style:family="text">
      <style:text-properties officeooo:rsid="0272f84a"/>
    </style:style>
    <style:style style:name="T45" style:family="text">
      <style:text-properties officeooo:rsid="0273ab70"/>
    </style:style>
    <style:style style:name="T46" style:family="text">
      <style:text-properties officeooo:rsid="01f6127c"/>
    </style:style>
    <style:style style:name="T47" style:family="text">
      <style:text-properties officeooo:rsid="0204afaa"/>
    </style:style>
    <style:style style:name="T48" style:family="text">
      <style:text-properties officeooo:rsid="01ef7ade"/>
    </style:style>
    <style:style style:name="T49" style:family="text">
      <style:text-properties officeooo:rsid="021455ab"/>
    </style:style>
    <style:style style:name="T50" style:family="text">
      <style:text-properties fo:font-style="italic" officeooo:rsid="01f6127c" style:font-style-asian="italic" style:font-style-complex="italic"/>
    </style:style>
    <style:style style:name="T51" style:family="text">
      <style:text-properties fo:font-style="italic" officeooo:rsid="0274e3d7" style:font-style-asian="italic" style:font-style-complex="italic"/>
    </style:style>
    <style:style style:name="T52" style:family="text">
      <style:text-properties fo:font-style="normal" officeooo:rsid="0274e3d7" style:font-style-asian="normal" style:font-style-complex="normal"/>
    </style:style>
    <style:style style:name="T53" style:family="text">
      <style:text-properties officeooo:rsid="0275bbf6"/>
    </style:style>
    <style:style style:name="T54" style:family="text">
      <style:text-properties officeooo:rsid="027ab0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30">23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1" draw:name="Forma1" draw:style-name="gr1" draw:text-style-name="P4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1"><text:s/>Responsable</text:span> <text:span text:style-name="T22">D</text:span><text:span text:style-name="T21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21">Práctica: <text:span text:style-name="T34">Arranque dual: Instalación SO GNU/Linux nun equipo cun SO Windows instalado</text:span></text:p>
          </table:table-cell>
        </table:table-row>
        <table:table-row table:style-name="Procedemento.2">
          <table:table-cell table:style-name="Procedemento.A2" office:value-type="string">
            <text:list xml:id="list2359950231" text:style-name="L1">
              <text:list-item>
                <text:p text:style-name="P13"><text:span text:style-name="T24">[</text:span><text:span text:style-name="T26">1]</text:span><text:span text:style-name="T24"> </text:span><text:span text:style-name="T25">USB</text:span><text:span text:style-name="T24"> (material que posúe o grupo)</text:span></text:p>
              </text:list-item>
              <text:list-item>
                <text:p text:style-name="P14"><text:span text:style-name="T29">[2] </text:span><text:a xlink:type="simple" xlink:href="https://rufus.ie/" text:style-name="Internet_20_link" text:visited-style-name="Visited_20_Internet_20_Link"><text:span text:style-name="T28">Rufus</text:span></text:a><text:span text:style-name="T27">/</text:span><text:a xlink:type="simple" xlink:href="https://unetbootin.github.io/" text:style-name="Internet_20_link" text:visited-style-name="Visited_20_Internet_20_Link"><text:span text:style-name="T28">Unetbootin</text:span></text:a></text:p>
              </text:list-item>
              <text:list-item>
                <text:p text:style-name="P20"><text:span text:style-name="T28">[3] </text:span><text:span text:style-name="T37">USB</text:span><text:span text:style-name="T38"> (material que posúe o grupo)</text:span></text:p>
              </text:list-item>
            </text:list>
          </table:table-cell>
          <table:table-cell table:style-name="Procedemento.A2" office:value-type="string">
            <text:list xml:id="list273582349" text:style-name="L2">
              <text:list-item>
                <text:p text:style-name="P18">Conectar o disco <text:span text:style-name="T39">co SO Windows instalado en </text:span>SATA-<text:span text:style-name="T39">0</text:span></text:p>
              </text:list-item>
              <text:list-item>
                <text:p text:style-name="P17">Comprobar arranque do SO <text:span text:style-name="T39">Windows</text:span></text:p>
              </text:list-item>
              <text:list-item>
                <text:p text:style-name="P16">Utilizar/Crear USB arrancable <text:span text:style-name="T39">gparted (ubcd)</text:span></text:p>
              </text:list-item>
              <text:list-item>
                <text:p text:style-name="P16">Arrancar mediante USB</text:p>
              </text:list-item>
              <text:list-item>
                <text:p text:style-name="P17"><text:span text:style-name="T39">Redimensionar</text:span></text:p>
              </text:list-item>
              <text:list-item>
                <text:p text:style-name="P15">Utilizar/Crear USB arrancable <text:span text:style-name="T35">Kali amd64</text:span>.</text:p>
              </text:list-item>
              <text:list-item>
                <text:p text:style-name="P15">Arrancar mediante USB</text:p>
              </text:list-item>
              <text:list-item>
                <text:p text:style-name="P19">Instalar Kali amd64 no espazo libre.</text:p>
              </text:list-item>
            </text:list>
          </table:table-cell>
        </table:table-row>
      </table:table>
      <text:p text:style-name="P8"/>
      <text:p text:style-name="P8">Procedemento:<text:span text:style-name="T23"> </text:span></text:p>
      <text:list xml:id="list1911179674" text:style-name="L3">
        <text:list-item>
          <text:p text:style-name="P22">Conectar soamente un disco duro SATA na placa base en SATA-0: <text:span text:style-name="T36">o disco que ten instalado o SO Windows</text:span>.</text:p>
        </text:list-item>
        <text:list-item>
          <text:p text:style-name="P23">Verificar na BIOS(F2) a súa identificación. </text:p>
        </text:list-item>
        <text:list-item>
          <text:p text:style-name="P28">Comprobar o correcto arranque do sistema operativo <text:span text:style-name="T40">Windows</text:span>.</text:p>
        </text:list-item>
        <text:list-item>
          <text:p text:style-name="P38"><text:span text:style-name="T18">Acceder ao Administrador de discos:</text:span></text:p>
          <text:list>
            <text:list-item>
              <text:p text:style-name="P40"><text:span text:style-name="T2">Reducir 20GB o volume simple Reservado para o sistema.</text:span></text:p>
            </text:list-item>
            <text:list-item>
              <text:p text:style-name="P29"><text:span text:style-name="T41">Mover o volume simple C:\ (Sistema operativo) para deixar o espazo libre ao final do disco. Que acontece? (Avisar ao docente para revisión)</text:span></text:p>
            </text:list-item>
          </text:list>
        </text:list-item>
        <text:list-item>
          <text:p text:style-name="P34"><text:span text:style-name="T8">Crear no USB[</text:span><text:span text:style-name="T9">1</text:span><text:span text:style-name="T8">] un USB arrancable </text:span><text:span text:style-name="T5">mediante Rufus ou Unetbootin </text:span><text:span text:style-name="T11">[2]</text:span><text:span text:style-name="T3"> </text:span><text:span text:style-name="T10">c</text:span><text:span text:style-name="T12">oa</text:span><text:span text:style-name="T5"> ISO </text:span><text:span text:style-name="T17">gparted ou ubcd</text:span></text:p>
        </text:list-item>
        <text:list-item>
          <text:p text:style-name="P35"><text:span text:style-name="T13">Conectar USB[</text:span><text:span text:style-name="T14">1</text:span><text:span text:style-name="T13">] en calquera </text:span><text:span text:style-name="T15">porto</text:span><text:span text:style-name="T13"> USB da placa base </text:span><text:span text:style-name="T16">e a</text:span><text:span text:style-name="T4">rrancar co USB[</text:span><text:span text:style-name="T6">1</text:span><text:span text:style-name="T4">]</text:span></text:p>
        </text:list-item>
        <text:list-item>
          <text:p text:style-name="P41"><text:span text:style-name="T18">A</text:span><text:span text:style-name="T2">brir gparted e m</text:span><text:span text:style-name="T18">over o volume simple C:\ (Sistema operativo) para deixar o espazo libre ao final do disco. Que acontece? (Avisar ao docente para revisión)</text:span></text:p>
        </text:list-item>
        <text:list-item>
          <text:p text:style-name="P36"><text:span text:style-name="T8">Crear no USB[</text:span><text:span text:style-name="T19">3</text:span><text:span text:style-name="T8">] un USB arrancable </text:span><text:span text:style-name="T5">mediante Rufus ou Unetbootin </text:span><text:span text:style-name="T11">[2]</text:span><text:span text:style-name="T3"> </text:span><text:span text:style-name="T10">c</text:span><text:span text:style-name="T12">oa</text:span><text:span text:style-name="T5"> ISO </text:span><text:span text:style-name="T19">Kali amd64</text:span></text:p>
        </text:list-item>
        <text:list-item>
          <text:p text:style-name="P39"><text:span text:style-name="T13">Conectar USB[</text:span><text:span text:style-name="T19">3</text:span><text:span text:style-name="T13">] en calquera </text:span><text:span text:style-name="T15">porto</text:span><text:span text:style-name="T13"> USB da placa base </text:span><text:span text:style-name="T16">e a</text:span><text:span text:style-name="T4">rrancar co USB[</text:span><text:span text:style-name="T20">3</text:span><text:span text:style-name="T4">]</text:span></text:p>
        </text:list-item>
        <text:list-item>
          <text:p text:style-name="P37"><text:span text:style-name="T7"><text:s/>I</text:span><text:span text:style-name="T2">nstalar o sistema operativo </text:span><text:span text:style-name="T20">Kali amd64</text:span><text:span text:style-name="T2"> tendo en conta:</text:span></text:p>
          <text:list>
            <text:list-item>
              <text:p text:style-name="P42"><text:span text:style-name="T54">Se é o caso, n</text:span>ome usuario <text:span text:style-name="T44">distinto a root</text:span>: <text:span text:style-name="T33">usuario</text:span></text:p>
            </text:list-item>
            <text:list-item>
              <text:p text:style-name="P25">Contrasina<text:span text:style-name="T42">is</text:span>: <text:span text:style-name="T33">abc123.</text:span> (Ollo que existe un caracter punto e final no contrasinal!)</text:p>
            </text:list-item>
          </text:list>
        </text:list-item>
        <text:list-item>
          <text:p text:style-name="P24">Modificar a BIOS para <text:span text:style-name="T31">que o primeiro dispositivo de arranque sexa o disco duro.</text:span></text:p>
        </text:list-item>
        <text:list-item>
          <text:p text:style-name="P26">Comprobar <text:span text:style-name="T43">o arranque dual, é dicir, </text:span>o correcto arranque do<text:span text:style-name="T43">s</text:span> sistema<text:span text:style-name="T43">s</text:span> operativo<text:span text:style-name="T43">s</text:span> instalado<text:span text:style-name="T43">s</text:span>. <text:span text:style-name="T32">(Avisar ao docente para revisión)</text:span></text:p>
        </text:list-item>
        <text:list-item>
          <text:p text:style-name="P27">Comprobar <text:span text:style-name="T44">en Kali </text:span>o acceso do/<text:span text:style-name="T45">s</text:span> usuario/<text:span text:style-name="T45">s.</text:span></text:p>
          <text:p text:style-name="P27"/>
        </text:list-item>
        <text:list-item>
          <text:p text:style-name="P31"><text:soft-page-break/><text:span text:style-name="T53">Agora (Avisar ao docente para revisión): </text:span></text:p>
          <text:list>
            <text:list-item>
              <text:p text:style-name="P45">Abrir un terminal.</text:p>
            </text:list-item>
            <text:list-item>
              <text:p text:style-name="P48">Se é o caso, facerse root:</text:p>
              <text:p text:style-name="P48">$ sudo su -</text:p>
              <text:p text:style-name="P48">#</text:p>
            </text:list-item>
            <text:list-item>
              <text:p text:style-name="P46">Pór o mapa de teclado Español:</text:p>
              <text:p text:style-name="P33"><text:span text:style-name="T46"># </text:span>setxkbmap es</text:p>
            </text:list-item>
            <text:list-item>
              <text:p text:style-name="P46">Executar o<text:span text:style-name="T47">s</text:span> seguinte<text:span text:style-name="T47">s</text:span> comando<text:span text:style-name="T47">s</text:span> <text:span text:style-name="T48">para verificar a táboa de particións e puntos de montaxe: </text:span></text:p>
              <text:p text:style-name="P47"><text:span text:style-name="T46"># fdisk -l /dev/sda </text:span></text:p>
              <text:p text:style-name="P32"><text:span text:style-name="T47"># mount | grep ‘/dev/sda’</text:span></text:p>
            </text:list-item>
            <text:list-item>
              <text:p text:style-name="P43">Cantas particións existen?</text:p>
            </text:list-item>
            <text:list-item>
              <text:p text:style-name="P44">Que formato posúen?</text:p>
            </text:list-item>
            <text:list-item>
              <text:p text:style-name="P44">Que tamaño?</text:p>
            </text:list-item>
            <text:list-item>
              <text:p text:style-name="P43">A que corresponde cada partición?</text:p>
            </text:list-item>
            <text:list-item>
              <text:p text:style-name="P30">Son todas accesibles a través do explorador de arquivos (<text:span text:style-name="T45">thunar)</text:span>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18DBCC27400C5E9C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18DBCC27400C5E9C.png" xlink:type="simple" xlink:show="embed" xlink:actuate="onLoad" loext:mime-type="image/png"/></draw:frame></draw:a>Pá<text:span text:style-name="MT1">x</text:span>ina <text:page-number text:select-page="current">1</text:page-number><text:s/>de <text:page-count>2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03</meta:editing-cycles>
    <meta:creation-date>2019-11-09T13:25:03.151138236</meta:creation-date>
    <meta:editing-duration>PT10H39M33S</meta:editing-duration>
    <meta:generator>LibreOffice/6.1.5.2$Linux_X86_64 LibreOffice_project/10$Build-2</meta:generator>
    <dc:subject>Práctica 23 - Xenérica</dc:subject>
    <dc:title>Taller - MME</dc:title>
    <dc:date>2020-03-12T08:42:26.574395569</dc:date>
    <meta:document-statistic meta:table-count="2" meta:image-count="2" meta:object-count="0" meta:page-count="2" meta:paragraph-count="55" meta:word-count="428" meta:character-count="2509" meta:non-whitespace-character-count="216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